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paragraph-properties fo:margin-top="0.25cm" fo:margin-bottom="0.101cm" loext:contextual-spacing="false"/>
    </style:style>
    <style:style style:name="P2" style:family="paragraph" style:parent-style-name="Text_20_body">
      <style:text-properties officeooo:rsid="0033b9f9" officeooo:paragraph-rsid="0033b9f9"/>
    </style:style>
    <style:style style:name="P3" style:family="paragraph" style:parent-style-name="Text_20_body">
      <style:text-properties officeooo:paragraph-rsid="00357727"/>
    </style:style>
    <style:style style:name="P4" style:family="paragraph" style:parent-style-name="Text_20_body">
      <style:text-properties officeooo:paragraph-rsid="0037682c"/>
    </style:style>
    <style:style style:name="P5" style:family="paragraph" style:parent-style-name="Heading_20_3">
      <style:text-properties officeooo:paragraph-rsid="00389309"/>
    </style:style>
    <style:style style:name="P6" style:family="paragraph" style:parent-style-name="Heading_20_3">
      <style:paragraph-properties fo:margin-top="0.25cm" fo:margin-bottom="0.101cm" loext:contextual-spacing="false"/>
      <style:text-properties officeooo:paragraph-rsid="00389309"/>
    </style:style>
    <style:style style:name="P7" style:family="paragraph" style:parent-style-name="Heading_20_1" style:master-page-name="Right_20_Page">
      <style:paragraph-properties style:page-number="auto"/>
      <style:text-properties officeooo:rsid="00357727" officeooo:paragraph-rsid="00357727"/>
    </style:style>
    <style:style style:name="P8" style:family="paragraph" style:parent-style-name="Text_20_body">
      <style:text-properties officeooo:paragraph-rsid="00389309"/>
    </style:style>
    <style:style style:name="T1" style:family="text">
      <style:text-properties officeooo:rsid="00357727"/>
    </style:style>
    <style:style style:name="T2" style:family="text">
      <style:text-properties officeooo:rsid="0037682c"/>
    </style:style>
    <style:style style:name="T3" style:family="text">
      <style:text-properties officeooo:rsid="003893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Closing Time</text:h>
      <text:p text:style-name="Heading_20_2">(<text:span text:style-name="T1">Semisonic</text:span>)</text:p>
      <text:p text:style-name="P2">Capo <text:span text:style-name="T1">2</text:span></text:p>
      <text:p text:style-name="Heading_20_3">[INTRO]</text:p>
      <text:p text:style-name="Text_20_body">G D Am C <text:s text:c="4"/><text:span text:style-name="T1">x4</text:span></text:p>
      <text:p text:style-name="Heading_20_3">[VERSE 1]</text:p>
      <text:p text:style-name="P4">G <text:s text:c="6"/>D <text:s text:c="4"/>Am <text:s text:c="10"/>C <text:s text:c="7"/></text:p>
      <text:p text:style-name="P4">Closing time, <text:span text:style-name="T2">o</text:span>pen all the doors and </text:p>
      <text:p text:style-name="P4">G <text:s text:c="10"/>D <text:s text:c="7"/>Am <text:s text:c="4"/>C </text:p>
      <text:p text:style-name="P4"><text:span text:style-name="T2">L</text:span>et you out into the world</text:p>
      <text:p text:style-name="P3">G <text:s text:c="8"/>D <text:s text:c="2"/>Am <text:s text:c="13"/>C <text:s text:c="6"/></text:p>
      <text:p text:style-name="P3">Closing time, <text:span text:style-name="T1">t</text:span>urn all of the lights on </text:p>
      <text:p text:style-name="P3"><text:s text:c="5"/>G <text:s text:c="12"/>D <text:s text:c="4"/>Am <text:s text:c="2"/>C</text:p>
      <text:p text:style-name="P3"><text:span text:style-name="T1">O</text:span>ver every boy and every girl</text:p>
      <text:p text:style-name="P3">G <text:s text:c="8"/>D <text:s text:c="2"/>Am <text:s text:c="19"/>C <text:s text:c="2"/></text:p>
      <text:p text:style-name="P3">Closing time, <text:span text:style-name="T1">o</text:span>ne last call for alcohol </text:p>
      <text:p text:style-name="P3"><text:s text:c="6"/>G <text:s text:c="9"/>D <text:s text:c="7"/>Am <text:s text:c="3"/>C</text:p>
      <text:p text:style-name="P3"><text:span text:style-name="T1">S</text:span>o finish your whiskey or beer</text:p>
      <text:p text:style-name="P3">G <text:s text:c="8"/>D <text:s text:c="2"/>Am <text:s text:c="15"/>C <text:s text:c="6"/></text:p>
      <text:p text:style-name="P3">Closing time, <text:span text:style-name="T1">y</text:span>ou don't have to go home </text:p>
      <text:p text:style-name="P3"><text:s text:c="8"/>G <text:s text:c="4"/>D <text:s text:c="3"/>Am <text:s text:c="4"/>C</text:p>
      <text:p text:style-name="P3"><text:span text:style-name="T1">B</text:span>ut you can't stay here</text:p>
      <text:p text:style-name="Heading_20_3">[CHORUS]</text:p>
      <text:p text:style-name="P3">G <text:s text:c="5"/>D <text:s text:c="4"/>Am <text:s text:c="13"/>C</text:p>
      <text:p text:style-name="P3">I know who I want to take me home <text:s text:c="6"/><text:span text:style-name="T1">x3</text:span></text:p>
      <text:p text:style-name="P3">G <text:s text:c="6"/>D <text:s text:c="3"/>Am <text:s text:c="14"/>C</text:p>
      <text:p text:style-name="Text_20_body">Take me home</text:p>
      <text:p text:style-name="Heading_20_3">[VERSE 2]</text:p>
      <text:p text:style-name="P3">G <text:s text:c="6"/>D <text:s text:c="4"/>Am <text:s text:c="13"/>C <text:s text:c="4"/></text:p>
      <text:p text:style-name="P3">Closing time, <text:span text:style-name="T1">t</text:span>ime for you to go out </text:p>
      <text:p text:style-name="P3"><text:s text:c="7"/>G <text:s text:c="9"/>D <text:s text:c="6"/>Am <text:s text:c="2"/>C</text:p>
      <text:p text:style-name="P3"><text:span text:style-name="T1">T</text:span>o the places you will be from</text:p>
      <text:p text:style-name="P3">G <text:s text:c="8"/>D <text:s text:c="2"/>Am <text:s text:c="17"/>C <text:s text:c="2"/></text:p>
      <text:p text:style-name="P3">Closing time, <text:span text:style-name="T1">t</text:span>his room won't be open </text:p>
      <text:p text:style-name="P3"><text:soft-page-break/><text:s text:c="11"/>G <text:s text:c="15"/>D <text:s text:c="6"/>Am <text:s text:c="3"/>C</text:p>
      <text:p text:style-name="P3">‘<text:span text:style-name="T1">T</text:span>ill your brothers or your sisters come</text:p>
      <text:p text:style-name="Text_20_body"><text:s text:c="3"/>G <text:s text:c="14"/>D <text:s text:c="4"/>Am <text:s text:c="13"/>C</text:p>
      <text:p text:style-name="Text_20_body">So gather up your jackets move it to the exits</text:p>
      <text:p text:style-name="Text_20_body"><text:s text:c="4"/>G <text:s text:c="11"/>D <text:s text:c="7"/>Am <text:s text:c="5"/>C</text:p>
      <text:p text:style-name="Text_20_body">I hope you have found a friend</text:p>
      <text:p text:style-name="P3">G <text:s text:c="7"/>D <text:s text:c="3"/>Am <text:s text:c="9"/>C <text:s text:c="4"/></text:p>
      <text:p text:style-name="P3">Closing time, <text:span text:style-name="T1">e</text:span>very new beginning </text:p>
      <text:p text:style-name="P3"><text:s text:c="11"/>G <text:s text:c="11"/>D <text:s text:c="8"/>Am <text:s text:c="5"/>C</text:p>
      <text:p text:style-name="P3"><text:span text:style-name="T1">C</text:span>omes from some other beginning's end.. <text:s text:c="2"/>yeah</text:p>
      <text:p text:style-name="Heading_20_3">[CHORUS]</text:p>
      <text:p text:style-name="P8">G <text:s text:c="5"/>D <text:s text:c="4"/>Am <text:s text:c="13"/>C</text:p>
      <text:p text:style-name="P8">I know who I want to take me home <text:s text:c="6"/><text:span text:style-name="T1">x3</text:span></text:p>
      <text:p text:style-name="P8">G <text:s text:c="6"/>D <text:s text:c="3"/>Am <text:s text:c="14"/>C</text:p>
      <text:p text:style-name="P8">Take me home</text:p>
      <text:p text:style-name="P5">[BRIDGE]</text:p>
      <text:p text:style-name="Text_20_body">G D Am C <text:s text:c="2"/><text:span text:style-name="T1">x4</text:span> </text:p>
      <text:p text:style-name="P3">G <text:s text:c="7"/>D <text:s text:c="3"/>Am <text:s text:c="14"/>C <text:s text:c="5"/></text:p>
      <text:p text:style-name="P3">Closing time, <text:span text:style-name="T1">t</text:span>ime for you to go out </text:p>
      <text:p text:style-name="P3"><text:s text:c="7"/>G <text:s text:c="9"/>D <text:s text:c="7"/>Am <text:s text:c="3"/>C</text:p>
      <text:p text:style-name="P3"><text:span text:style-name="T1">T</text:span>o the places you will be from</text:p>
      <text:p text:style-name="P1">[CHORUS]</text:p>
      <text:p text:style-name="P8">G <text:s text:c="5"/>D <text:s text:c="4"/>Am <text:s text:c="13"/>C</text:p>
      <text:p text:style-name="P8">I know who I want to take me home <text:s text:c="6"/><text:span text:style-name="T1">x3</text:span></text:p>
      <text:p text:style-name="P8">G <text:s text:c="6"/>D <text:s text:c="3"/>Am <text:s text:c="14"/>C</text:p>
      <text:p text:style-name="P8">Take me home</text:p>
      <text:p text:style-name="P6">[<text:span text:style-name="T3">BRIDGE</text:span>]</text:p>
      <text:p text:style-name="Text_20_body">G D Am C <text:s/>x4</text:p>
      <text:p text:style-name="Heading_20_3">[OUTRO]</text:p>
      <text:p text:style-name="P3">G <text:s text:c="7"/>D <text:s text:c="3"/>Am <text:s text:c="9"/>C <text:s text:c="7"/></text:p>
      <text:p text:style-name="P3">Closing time, <text:span text:style-name="T1">e</text:span>very new beginning </text:p>
      <text:p text:style-name="P3"><text:s text:c="11"/>G <text:s text:c="11"/>D <text:s text:c="8"/>Am <text:s/>C</text:p>
      <text:p text:style-name="P3"><text:span text:style-name="T1">C</text:span>omes from some other beginning's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3M22S</meta:editing-duration>
    <meta:editing-cycles>38</meta:editing-cycles>
    <meta:generator>LibreOffice/6.0.1.1$MacOSX_X86_64 LibreOffice_project/60bfb1526849283ce2491346ed2aa51c465abfe6</meta:generator>
    <dc:title>Lyrics + Chords</dc:title>
    <dc:date>2018-06-15T15:01:38.797377722</dc:date>
    <meta:print-date>2017-04-03T12:23:29.985893000</meta:print-date>
    <meta:document-statistic meta:table-count="0" meta:image-count="0" meta:object-count="0" meta:page-count="2" meta:paragraph-count="67" meta:word-count="311" meta:character-count="1913" meta:non-whitespace-character-count="93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